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3.63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1" office:value-type="string">
            <text:p>Function</text:p>
          </table:table-cell>
          <table:table-cell table:style-name="ce1" office:value-type="string">
            <text:p>Function v2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Common Clock out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2" office:value-type="string">
            <text:p>Debug serial TX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2" office:value-type="string">
            <text:p>Debug serial RX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out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velocity out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2" office:value-type="string">
            <text:p>Common Clock led 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2" office:value-type="string">
            <text:p>Common Midi serial Out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2" office:value-type="string">
            <text:p>Common Midi serial In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office:value-type="string">
            <text:p>Channel 1 mode pot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office:value-type="string">
            <text:p>Channel 2 mode pot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office:value-type="string">
            <text:p>Channel 3 mode pot</text:p>
          </table:table-cell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20/10/2018</text:date>, <text:time>12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0T12:25:59.39</dc:date>
    <dc:creator>P J</dc:creator>
    <meta:editing-duration>PT2H24M6S</meta:editing-duration>
    <meta:editing-cycles>36</meta:editing-cycles>
    <meta:generator>OpenOffice/4.1.0$Win32 OpenOffice.org_project/410m18$Build-9764</meta:generator>
    <meta:document-statistic meta:table-count="3" meta:cell-count="431" meta:object-count="0"/>
  </office:meta>
</office:document-meta>
</file>